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e1" style:family="table">
      <style:table-properties style:width="17cm" table:align="margins" fo:keep-with-next="alway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background-color="#eeeeee" fo:padding="0.097cm" fo:border-left="0.5pt solid #000000" fo:border-right="none" fo:border-top="0.5pt solid #000000" fo:border-bottom="0.5pt solid #000000">
        <style:background-image/>
      </style:table-cell-properties>
    </style:style>
    <style:style style:name="Tabelle1.B1" style:family="table-cell">
      <style:table-cell-properties fo:background-color="#eeeeee" fo:padding="0.097cm" fo:border="0.5pt solid #000000">
        <style:background-image/>
      </style:table-cell-properties>
    </style:style>
    <style:style style:name="Tabelle1.A2" style:family="table-cell">
      <style:table-cell-properties fo:padding="0.097cm" fo:border-left="0.5pt solid #000000" fo:border-right="none" fo:border-top="none" fo:border-bottom="0.5pt solid #000000"/>
    </style:style>
    <style:style style:name="Tabelle1.B2" style:family="table-cell">
      <style:table-cell-properties fo:padding="0.097cm" fo:border-left="0.5pt solid #000000" fo:border-right="0.5pt solid #000000" fo:border-top="none" fo:border-bottom="0.5pt solid #000000"/>
    </style:style>
    <style:style style:name="Tabelle1.A3" style:family="table-cell">
      <style:table-cell-properties fo:padding="0.097cm" fo:border-left="0.5pt solid #000000" fo:border-right="none" fo:border-top="none" fo:border-bottom="0.5pt solid #000000"/>
    </style:style>
    <style:style style:name="Tabelle1.B3" style:family="table-cell">
      <style:table-cell-properties fo:padding="0.097cm" fo:border-left="0.5pt solid #000000" fo:border-right="0.5pt solid #000000" fo:border-top="none" fo:border-bottom="0.5pt solid #000000"/>
    </style:style>
    <style:style style:name="Tabelle1.A4" style:family="table-cell">
      <style:table-cell-properties fo:padding="0.097cm" fo:border-left="0.5pt solid #000000" fo:border-right="none" fo:border-top="none" fo:border-bottom="0.5pt solid #000000"/>
    </style:style>
    <style:style style:name="Tabelle1.B4" style:family="table-cell">
      <style:table-cell-properties fo:padding="0.097cm" fo:border-left="0.5pt solid #000000" fo:border-right="0.5pt solid #000000" fo:border-top="none" fo:border-bottom="0.5pt solid #000000"/>
    </style:style>
    <style:style style:name="Tabelle1.A5" style:family="table-cell">
      <style:table-cell-properties fo:padding="0.097cm" fo:border-left="0.5pt solid #000000" fo:border-right="none" fo:border-top="none" fo:border-bottom="0.5pt solid #000000"/>
    </style:style>
    <style:style style:name="Tabelle1.B5" style:family="table-cell">
      <style:table-cell-properties fo:padding="0.097cm" fo:border-left="0.5pt solid #000000" fo:border-right="0.5pt solid #000000" fo:border-top="none" fo:border-bottom="0.5pt solid #000000"/>
    </style:style>
    <style:style style:name="Tabelle1.A6" style:family="table-cell">
      <style:table-cell-properties fo:padding="0.097cm" fo:border-left="0.75pt solid #000000" fo:border-right="none" fo:border-top="none" fo:border-bottom="0.75pt solid #000000"/>
    </style:style>
    <style:style style:name="Tabelle1.B6" style:family="table-cell">
      <style:table-cell-properties fo:padding="0.097cm" fo:border-left="0.5pt solid #000000" fo:border-right="0.5pt solid #000000" fo:border-top="none" fo:border-bottom="0.5pt solid #000000"/>
    </style:style>
    <style:style style:name="Tabelle1.7" style:family="table-row">
      <style:table-row-properties style:min-row-height="0.15cm"/>
    </style:style>
    <style:style style:name="Tabelle1.A7" style:family="table-cell">
      <style:table-cell-properties fo:background-color="#ffffff" fo:padding="0.097cm" fo:border-left="0.5pt solid #000000" fo:border-right="none" fo:border-top="none" fo:border-bottom="0.5pt solid #000000">
        <style:background-image/>
      </style:table-cell-properties>
    </style:style>
    <style:style style:name="Tabelle1.B7" style:family="table-cell">
      <style:table-cell-properties fo:background-color="#ffffff" fo:padding="0.097cm" fo:border-left="0.5pt solid #000000" fo:border-right="0.5pt solid #000000" fo:border-top="none" fo:border-bottom="0.5pt solid #000000">
        <style:background-image/>
      </style:table-cell-properties>
    </style:style>
    <style:style style:name="Tabelle1.A8" style:family="table-cell">
      <style:table-cell-properties fo:background-color="#eeeeee" fo:padding="0.097cm" fo:border-left="0.5pt solid #000000" fo:border-right="none" fo:border-top="none" fo:border-bottom="0.5pt solid #000000">
        <style:background-image/>
      </style:table-cell-properties>
    </style:style>
    <style:style style:name="Tabelle1.B8" style:family="table-cell">
      <style:table-cell-properties fo:padding="0.097cm" fo:border-left="0.5pt solid #000000" fo:border-right="0.5pt solid #000000" fo:border-top="none" fo:border-bottom="0.5pt solid #000000"/>
    </style:style>
    <style:style style:name="Tabelle2" style:family="table">
      <style:table-properties style:width="17.044cm" fo:margin-left="-0.037cm" table:align="left" fo:keep-with-next="always"/>
    </style:style>
    <style:style style:name="Tabelle2.A" style:family="table-column">
      <style:table-column-properties style:column-width="3.198cm"/>
    </style:style>
    <style:style style:name="Tabelle2.B" style:family="table-column">
      <style:table-column-properties style:column-width="1.062cm"/>
    </style:style>
    <style:style style:name="Tabelle2.C" style:family="table-column">
      <style:table-column-properties style:column-width="2.09cm"/>
    </style:style>
    <style:style style:name="Tabelle2.D" style:family="table-column">
      <style:table-column-properties style:column-width="2.17cm"/>
    </style:style>
    <style:style style:name="Tabelle2.E" style:family="table-column">
      <style:table-column-properties style:column-width="1.358cm"/>
    </style:style>
    <style:style style:name="Tabelle2.F" style:family="table-column">
      <style:table-column-properties style:column-width="2.822cm"/>
    </style:style>
    <style:style style:name="Tabelle2.G" style:family="table-column">
      <style:table-column-properties style:column-width="0.079cm"/>
    </style:style>
    <style:style style:name="Tabelle2.H" style:family="table-column">
      <style:table-column-properties style:column-width="4.265cm"/>
    </style:style>
    <style:style style:name="Tabelle2.A1" style:family="table-cell">
      <style:table-cell-properties fo:background-color="#ffffff" fo:padding="0.097cm" fo:border="0.5pt solid #000000">
        <style:background-image/>
      </style:table-cell-properties>
    </style:style>
    <style:style style:name="Tabelle2.A2" style:family="table-cell">
      <style:table-cell-properties fo:background-color="#b2b2b2" fo:padding="0.097cm" fo:border-left="0.5pt solid #000000" fo:border-right="none" fo:border-top="none" fo:border-bottom="0.5pt solid #000000">
        <style:background-image/>
      </style:table-cell-properties>
    </style:style>
    <style:style style:name="Tabelle2.G2" style:family="table-cell">
      <style:table-cell-properties fo:background-color="#b2b2b2" fo:padding="0.097cm" fo:border-left="0.5pt solid #000000" fo:border-right="0.5pt solid #000000" fo:border-top="none" fo:border-bottom="0.5pt solid #000000">
        <style:background-image/>
      </style:table-cell-properties>
    </style:style>
    <style:style style:name="Tabelle2.A3" style:family="table-cell">
      <style:table-cell-properties fo:padding="0.097cm" fo:border-left="0.5pt solid #000000" fo:border-right="none" fo:border-top="none" fo:border-bottom="0.5pt solid #000000"/>
    </style:style>
    <style:style style:name="Tabelle2.B3" style:family="table-cell">
      <style:table-cell-properties fo:padding="0.097cm" fo:border-left="0.5pt solid #000000" fo:border-right="none" fo:border-top="none" fo:border-bottom="0.5pt solid #000000"/>
    </style:style>
    <style:style style:name="Tabelle2.D3" style:family="table-cell">
      <style:table-cell-properties fo:padding="0.097cm" fo:border-left="0.5pt solid #000000" fo:border-right="none" fo:border-top="none" fo:border-bottom="0.5pt solid #000000"/>
    </style:style>
    <style:style style:name="Tabelle2.F3" style:family="table-cell">
      <style:table-cell-properties fo:padding="0.097cm" fo:border-left="0.5pt solid #000000" fo:border-right="none" fo:border-top="none" fo:border-bottom="0.5pt solid #000000"/>
    </style:style>
    <style:style style:name="Tabelle2.G3" style:family="table-cell">
      <style:table-cell-properties fo:padding="0.097cm" fo:border-left="0.5pt solid #000000" fo:border-right="0.5pt solid #000000" fo:border-top="none" fo:border-bottom="0.5pt solid #000000"/>
    </style:style>
    <style:style style:name="Tabelle2.A4" style:family="table-cell">
      <style:table-cell-properties fo:padding="0.097cm" fo:border-left="0.5pt solid #000000" fo:border-right="none" fo:border-top="none" fo:border-bottom="0.5pt solid #000000"/>
    </style:style>
    <style:style style:name="Tabelle2.B4" style:family="table-cell">
      <style:table-cell-properties fo:padding="0.097cm" fo:border-left="0.5pt solid #000000" fo:border-right="none" fo:border-top="none" fo:border-bottom="0.5pt solid #000000"/>
    </style:style>
    <style:style style:name="Tabelle2.D4" style:family="table-cell">
      <style:table-cell-properties fo:padding="0.097cm" fo:border-left="0.5pt solid #000000" fo:border-right="none" fo:border-top="none" fo:border-bottom="0.5pt solid #000000"/>
    </style:style>
    <style:style style:name="Tabelle2.F4" style:family="table-cell">
      <style:table-cell-properties fo:padding="0.097cm" fo:border-left="0.5pt solid #000000" fo:border-right="none" fo:border-top="none" fo:border-bottom="0.5pt solid #000000"/>
    </style:style>
    <style:style style:name="Tabelle2.G4" style:family="table-cell">
      <style:table-cell-properties fo:padding="0.097cm" fo:border-left="0.5pt solid #000000" fo:border-right="0.5pt solid #000000" fo:border-top="none" fo:border-bottom="0.5pt solid #000000"/>
    </style:style>
    <style:style style:name="Tabelle2.A5" style:family="table-cell">
      <style:table-cell-properties fo:padding="0.097cm" fo:border-left="0.5pt solid #000000" fo:border-right="none" fo:border-top="none" fo:border-bottom="0.5pt solid #000000"/>
    </style:style>
    <style:style style:name="Tabelle2.B5" style:family="table-cell">
      <style:table-cell-properties fo:padding="0.097cm" fo:border-left="0.5pt solid #000000" fo:border-right="none" fo:border-top="none" fo:border-bottom="0.5pt solid #000000"/>
    </style:style>
    <style:style style:name="Tabelle2.D5" style:family="table-cell">
      <style:table-cell-properties fo:padding="0.097cm" fo:border-left="0.5pt solid #000000" fo:border-right="none" fo:border-top="none" fo:border-bottom="0.5pt solid #000000"/>
    </style:style>
    <style:style style:name="Tabelle2.F5" style:family="table-cell">
      <style:table-cell-properties fo:padding="0.097cm" fo:border-left="0.5pt solid #000000" fo:border-right="none" fo:border-top="none" fo:border-bottom="0.5pt solid #000000"/>
    </style:style>
    <style:style style:name="Tabelle2.G5" style:family="table-cell">
      <style:table-cell-properties fo:padding="0.097cm" fo:border-left="0.5pt solid #000000" fo:border-right="0.5pt solid #000000" fo:border-top="none" fo:border-bottom="0.5pt solid #000000"/>
    </style:style>
    <style:style style:name="Tabelle2.B6" style:family="table-cell">
      <style:table-cell-properties fo:background-color="#ffffff" fo:padding="0.097cm" fo:border-left="0.5pt solid #000000" fo:border-right="none" fo:border-top="none" fo:border-bottom="0.5pt solid #000000">
        <style:background-image/>
      </style:table-cell-properties>
    </style:style>
    <style:style style:name="Tabelle2.A7" style:family="table-cell">
      <style:table-cell-properties fo:background-color="#ffffff" fo:padding="0.097cm" fo:border-left="0.5pt solid #000000" fo:border-right="0.5pt solid #000000" fo:border-top="none" fo:border-bottom="0.5pt solid #000000">
        <style:background-image/>
      </style:table-cell-properties>
    </style:style>
    <style:style style:name="Tabelle2.A8" style:family="table-cell">
      <style:table-cell-properties fo:background-color="#999999" fo:padding="0.097cm" fo:border-left="0.5pt solid #000000" fo:border-right="none" fo:border-top="none" fo:border-bottom="0.5pt solid #000000">
        <style:background-image/>
      </style:table-cell-properties>
    </style:style>
    <style:style style:name="Tabelle2.H8" style:family="table-cell">
      <style:table-cell-properties fo:background-color="#999999" fo:padding="0.097cm" fo:border-left="0.5pt solid #000000" fo:border-right="0.5pt solid #000000" fo:border-top="none" fo:border-bottom="0.5pt solid #000000">
        <style:background-image/>
      </style:table-cell-properties>
    </style:style>
    <style:style style:name="P1" style:family="paragraph" style:parent-style-name="Standard">
      <style:paragraph-properties fo:line-height="150%"/>
      <style:text-properties fo:font-size="18pt" officeooo:rsid="00190c7c" officeooo:paragraph-rsid="00190c7c" style:font-size-asian="18pt" style:font-size-complex="18pt"/>
    </style:style>
    <style:style style:name="P2" style:family="paragraph" style:parent-style-name="Standard">
      <style:text-properties fo:font-size="12pt" officeooo:rsid="00190c7c" officeooo:paragraph-rsid="00190c7c" style:font-size-asian="10.5pt" style:font-size-complex="12pt"/>
    </style:style>
    <style:style style:name="P3" style:family="paragraph" style:parent-style-name="Standard">
      <style:paragraph-properties fo:line-height="150%"/>
      <style:text-properties fo:font-size="12pt" officeooo:rsid="00190c7c" officeooo:paragraph-rsid="00190c7c" style:font-size-asian="10.5pt" style:font-size-complex="12pt"/>
    </style:style>
    <style:style style:name="P4" style:family="paragraph" style:parent-style-name="Standard">
      <style:paragraph-properties fo:line-height="150%" fo:text-align="justify" style:justify-single-word="false"/>
      <style:text-properties fo:font-size="12pt" officeooo:rsid="00190c7c" officeooo:paragraph-rsid="00190c7c" style:font-size-asian="10.5pt" style:font-size-complex="12pt"/>
    </style:style>
    <style:style style:name="P5" style:family="paragraph" style:parent-style-name="Standard">
      <style:text-properties fo:font-size="12pt" officeooo:rsid="001994c0" officeooo:paragraph-rsid="001994c0" style:font-size-asian="10.5pt" style:font-size-complex="12pt"/>
    </style:style>
    <style:style style:name="P6" style:family="paragraph" style:parent-style-name="Standard">
      <style:paragraph-properties fo:line-height="150%"/>
      <style:text-properties fo:font-size="12pt" officeooo:rsid="001994c0" officeooo:paragraph-rsid="001994c0" style:font-size-asian="10.5pt" style:font-size-complex="12pt"/>
    </style:style>
    <style:style style:name="P7" style:family="paragraph" style:parent-style-name="Standard">
      <style:paragraph-properties fo:line-height="150%"/>
      <style:text-properties fo:font-size="12pt" officeooo:rsid="001b654c" officeooo:paragraph-rsid="001b654c" style:font-size-asian="10.5pt" style:font-size-complex="12pt"/>
    </style:style>
    <style:style style:name="P8" style:family="paragraph" style:parent-style-name="Standard">
      <style:paragraph-properties fo:line-height="150%"/>
      <style:text-properties fo:font-size="12pt" officeooo:rsid="00190c7c" officeooo:paragraph-rsid="00190c7c" style:font-size-asian="12pt" style:font-size-complex="12pt"/>
    </style:style>
    <style:style style:name="P9" style:family="paragraph" style:parent-style-name="Standard">
      <style:paragraph-properties fo:line-height="150%"/>
      <style:text-properties fo:font-size="12pt" style:text-underline-style="none" fo:font-weight="normal" officeooo:rsid="00190c7c" officeooo:paragraph-rsid="00190c7c" style:font-size-asian="12pt" style:font-weight-asian="normal" style:font-size-complex="12pt" style:font-weight-complex="normal"/>
    </style:style>
    <style:style style:name="P10" style:family="paragraph" style:parent-style-name="Table">
      <style:text-properties fo:font-size="12pt" fo:font-style="normal" officeooo:rsid="001b654c" officeooo:paragraph-rsid="001b654c" style:font-size-asian="10.5pt" style:font-style-asian="normal" style:font-size-complex="12pt" style:font-style-complex="normal"/>
    </style:style>
    <style:style style:name="P11" style:family="paragraph" style:parent-style-name="Standard">
      <style:paragraph-properties fo:line-height="150%"/>
      <style:text-properties fo:font-size="13pt" officeooo:rsid="00190c7c" officeooo:paragraph-rsid="00190c7c" style:font-size-asian="13pt" style:font-size-complex="13pt"/>
    </style:style>
    <style:style style:name="P12" style:family="paragraph" style:parent-style-name="Standard">
      <style:text-properties fo:font-size="13pt" officeooo:rsid="001994c0" officeooo:paragraph-rsid="001994c0" style:font-size-asian="13pt" style:font-size-complex="13pt"/>
    </style:style>
    <style:style style:name="P13" style:family="paragraph" style:parent-style-name="Standard">
      <style:paragraph-properties fo:line-height="150%"/>
      <style:text-properties officeooo:rsid="001994c0" officeooo:paragraph-rsid="001994c0"/>
    </style:style>
    <style:style style:name="P14" style:family="paragraph" style:parent-style-name="Standard">
      <style:paragraph-properties fo:line-height="150%"/>
      <style:text-properties officeooo:rsid="001994c0" officeooo:paragraph-rsid="001b654c"/>
    </style:style>
    <style:style style:name="P15" style:family="paragraph" style:parent-style-name="Table_20_Contents">
      <style:paragraph-properties fo:text-align="center" style:justify-single-word="false"/>
      <style:text-properties officeooo:rsid="001994c0" officeooo:paragraph-rsid="001994c0"/>
    </style:style>
    <style:style style:name="P16" style:family="paragraph" style:parent-style-name="Table_20_Contents">
      <style:paragraph-properties fo:text-align="center" style:justify-single-word="false"/>
      <style:text-properties officeooo:rsid="001b654c" officeooo:paragraph-rsid="001b654c"/>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text-properties fo:font-size="11pt" officeooo:rsid="001b654c" officeooo:paragraph-rsid="001b654c" style:font-size-asian="11pt" style:font-size-complex="11pt"/>
    </style:style>
    <style:style style:name="P19" style:family="paragraph" style:parent-style-name="Table_20_Contents">
      <style:paragraph-properties fo:text-align="center" style:justify-single-word="false"/>
      <style:text-properties fo:font-size="11pt" officeooo:rsid="001f2ff7" officeooo:paragraph-rsid="001f2ff7" style:font-size-asian="11pt" style:font-size-complex="11pt"/>
    </style:style>
    <style:style style:name="P20" style:family="paragraph" style:parent-style-name="Table">
      <style:text-properties fo:font-style="normal" officeooo:rsid="001b654c" officeooo:paragraph-rsid="001b654c" style:font-style-asian="normal" style:font-style-complex="normal"/>
    </style:style>
    <style:style style:name="P21" style:family="paragraph" style:parent-style-name="Table">
      <style:paragraph-properties fo:margin-top="0.011cm" fo:margin-bottom="0.011cm" style:contextual-spacing="false" fo:line-height="150%"/>
      <style:text-properties fo:font-style="normal" officeooo:rsid="0020f13c" officeooo:paragraph-rsid="0020f13c" style:font-style-asian="normal" style:font-style-complex="normal"/>
    </style:style>
    <style:style style:name="P22" style:family="paragraph" style:parent-style-name="Table">
      <style:paragraph-properties fo:margin-top="0.111cm" fo:margin-bottom="0.111cm" style:contextual-spacing="false" fo:line-height="100%"/>
      <style:text-properties fo:font-style="normal" officeooo:rsid="0020f13c" officeooo:paragraph-rsid="0020f13c" style:font-style-asian="normal" style:font-style-complex="normal"/>
    </style:style>
    <style:style style:name="P23" style:family="paragraph" style:parent-style-name="Table_20_Contents">
      <style:paragraph-properties fo:text-align="center" style:justify-single-word="false"/>
      <style:text-properties officeooo:rsid="001f2ff7" officeooo:paragraph-rsid="001f2ff7"/>
    </style:style>
    <style:style style:name="P24" style:family="paragraph" style:parent-style-name="Table_20_Contents">
      <style:paragraph-properties fo:text-align="center" style:justify-single-word="false"/>
      <style:text-properties officeooo:rsid="00217cee" officeooo:paragraph-rsid="00217cee"/>
    </style:style>
    <style:style style:name="P25" style:family="paragraph" style:parent-style-name="Standard">
      <style:paragraph-properties fo:line-height="150%"/>
      <style:text-properties officeooo:rsid="00217cee" officeooo:paragraph-rsid="00217cee"/>
    </style:style>
    <style:style style:name="P26" style:family="paragraph" style:parent-style-name="Standard">
      <style:text-properties fo:font-size="12pt" officeooo:rsid="001994c0" officeooo:paragraph-rsid="001994c0" style:font-size-asian="10.5pt" style:font-size-complex="12pt"/>
    </style:style>
    <style:style style:name="P27" style:family="paragraph" style:parent-style-name="Standard">
      <style:paragraph-properties fo:line-height="150%"/>
      <style:text-properties fo:font-size="12pt" officeooo:rsid="00190c7c" officeooo:paragraph-rsid="00190c7c" style:font-size-asian="12pt" style:font-size-complex="12pt"/>
    </style:style>
    <style:style style:name="P28" style:family="paragraph" style:parent-style-name="Table">
      <style:paragraph-properties fo:margin-top="0cm" fo:margin-bottom="0cm" style:contextual-spacing="false" fo:line-height="100%"/>
      <style:text-properties fo:font-style="normal" officeooo:rsid="0020f13c" officeooo:paragraph-rsid="0020f13c" style:font-style-asian="normal" style:font-style-complex="normal"/>
    </style:style>
    <style:style style:name="P29" style:family="paragraph" style:parent-style-name="Table">
      <style:paragraph-properties fo:margin-top="0cm" fo:margin-bottom="0cm" style:contextual-spacing="false" fo:line-height="150%"/>
      <style:text-properties fo:font-style="normal" officeooo:rsid="0020f13c" officeooo:paragraph-rsid="0020f13c" style:font-style-asian="normal" style:font-style-complex="normal"/>
    </style:style>
    <style:style style:name="P30" style:family="paragraph" style:parent-style-name="Table">
      <style:paragraph-properties fo:margin-top="0.011cm" fo:margin-bottom="0.011cm" style:contextual-spacing="false" fo:line-height="150%"/>
      <style:text-properties fo:font-style="normal" officeooo:rsid="0020f13c" officeooo:paragraph-rsid="0020f13c" style:font-style-asian="normal" style:font-style-complex="normal"/>
    </style:style>
    <style:style style:name="P31" style:family="paragraph" style:parent-style-name="Table">
      <style:paragraph-properties fo:margin-top="0.011cm" fo:margin-bottom="0.011cm" style:contextual-spacing="false" fo:line-height="150%"/>
      <style:text-properties fo:font-style="normal" officeooo:rsid="00225ac9" officeooo:paragraph-rsid="00225ac9" style:font-style-asian="normal" style:font-style-complex="normal"/>
    </style:style>
    <style:style style:name="P32" style:family="paragraph" style:parent-style-name="Table">
      <style:paragraph-properties fo:line-height="150%"/>
      <style:text-properties fo:font-style="normal" officeooo:rsid="001b654c" officeooo:paragraph-rsid="001b654c" style:font-style-asian="normal" style:font-style-complex="normal"/>
    </style:style>
    <style:style style:name="P33" style:family="paragraph" style:parent-style-name="Table">
      <style:paragraph-properties fo:margin-top="0.011cm" fo:margin-bottom="0.011cm" style:contextual-spacing="false" fo:line-height="150%"/>
      <style:text-properties fo:font-style="normal" officeooo:rsid="0024f072" officeooo:paragraph-rsid="0024f072" style:font-style-asian="normal" style:font-style-complex="normal"/>
    </style:style>
    <style:style style:name="P34" style:family="paragraph" style:parent-style-name="Table">
      <style:paragraph-properties fo:margin-top="0.111cm" fo:margin-bottom="0.111cm" style:contextual-spacing="false" fo:line-height="100%"/>
      <style:text-properties fo:font-size="13pt" fo:font-style="normal" officeooo:rsid="0020f13c" officeooo:paragraph-rsid="0020f13c" style:font-size-asian="13pt" style:font-style-asian="normal" style:font-size-complex="13pt" style:font-style-complex="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normal" style:font-weight-asian="normal" style:font-weight-complex="normal"/>
    </style:style>
    <style:style style:name="T3" style:family="text">
      <style:text-properties officeooo:rsid="001994c0"/>
    </style:style>
    <style:style style:name="T4" style:family="text">
      <style:text-properties fo:font-size="12pt" style:font-size-asian="10.5pt" style:font-size-complex="12pt"/>
    </style:style>
    <style:style style:name="T5" style:family="text">
      <style:text-properties fo:font-size="12pt" officeooo:rsid="001b654c" style:font-size-asian="10.5pt" style:font-size-complex="12pt"/>
    </style:style>
    <style:style style:name="T6" style:family="text">
      <style:text-properties fo:font-size="12pt" officeooo:rsid="001bc02a" style:font-size-asian="10.5pt" style:font-size-complex="12pt"/>
    </style:style>
    <style:style style:name="T7" style:family="text">
      <style:text-properties fo:font-size="12pt" officeooo:rsid="0020f13c" style:font-size-asian="10.5pt" style:font-size-complex="12pt"/>
    </style:style>
    <style:style style:name="T8" style:family="text">
      <style:text-properties fo:font-size="12pt" officeooo:rsid="001994c0" style:font-size-asian="10.5pt" style:font-size-complex="12pt"/>
    </style:style>
    <style:style style:name="T9" style:family="text">
      <style:text-properties fo:font-size="12pt" officeooo:rsid="00217cee" style:font-size-asian="10.5pt" style:font-size-complex="12pt"/>
    </style:style>
    <style:style style:name="T10" style:family="text">
      <style:text-properties officeooo:rsid="001f2ff7"/>
    </style:style>
    <style:style style:name="T11" style:family="text">
      <style:text-properties officeooo:rsid="0020ab1a"/>
    </style:style>
    <style:style style:name="T12" style:family="text">
      <style:text-properties officeooo:rsid="0020f13c"/>
    </style:style>
    <style:style style:name="T13" style:family="text">
      <style:text-properties officeooo:rsid="00217cee"/>
    </style:style>
    <style:style style:name="T14" style:family="text">
      <style:text-properties fo:font-style="italic" style:font-style-asian="italic" style:font-style-complex="italic"/>
    </style:style>
    <style:style style:name="T15" style:family="text">
      <style:text-properties officeooo:rsid="00225ac9"/>
    </style:style>
    <style:style style:name="T16" style:family="text">
      <style:text-properties officeooo:rsid="0022cb00"/>
    </style:style>
    <style:style style:name="T17" style:family="text">
      <style:text-properties officeooo:rsid="00247ab0"/>
    </style:style>
    <style:style style:name="T18" style:family="text">
      <style:text-properties officeooo:rsid="0024f072"/>
    </style:style>
    <style:style style:name="T19" style:family="text">
      <style:text-properties fo:color="#472702" loext:opacity="100%"/>
    </style:style>
    <style:style style:name="T20" style:family="text">
      <style:text-properties fo:color="#472702" loext:opacity="100%" fo:font-style="italic" style:font-style-asian="italic" style:font-style-complex="italic"/>
    </style:style>
    <style:style style:name="T21" style:family="text">
      <style:text-properties fo:color="#000000" loext:opacity="100%"/>
    </style:style>
    <style:style style:name="T22" style:family="text">
      <style:text-properties fo:color="#000000" loext:opacity="100%"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 Einleitung</text:p>
      <text:p text:style-name="P3">Im Rahmen meiner Umschulung zum <text:span text:style-name="T2">Fachinformatiker/Anwendungsentwicklung</text:span> soll eine praktische Abschlussarbeit für die IHK-Fachprüfung zum Entwickler abgegeben werden.</text:p>
      <text:p text:style-name="P3">Diese umfasst ein betriebliches Softwareprojekt mit einem Umfang von ca. 70h, welches hier technisch dokumentiert wird und als Bestandteil der Endnote in das Zeugnis eingeht.</text:p>
      <text:p text:style-name="P4">Die Umschulung wurde im <text:span text:style-name="T1">IT-Bildungshaus</text:span> Bremen durchgeführt, <text:span text:style-name="T3">die Prüfung erfolgt als externen Prüfung in Kooperation mit der Firma HJG-Grossmann e.K..</text:span> </text:p>
      <text:p text:style-name="P1"/>
      <text:p text:style-name="P8">1.1 Projektbeschreibung</text:p>
      <text:p text:style-name="P3">Die Firma HJG-Grossmann e.k. mit Sitz in Hambergen bei Bremen, ist ein seit 25 Jahren <text:s/>familiengeführtes Unternehmen, welches sich auf die Produktion und den Vertrieb von Insekten- und Sonnenschutzelementen für private Haushalte spezialisiert hat. </text:p>
      <text:p text:style-name="P3">Derzeit <text:span text:style-name="T3">gehören</text:span> insgesamt drei Mitarbeiter <text:span text:style-name="T3">zum</text:span> Stammpersonal <text:span text:style-name="T3">der Firma</text:span>. Diese bestehen aus 2 Monteuren, die für die Montage der Kundenaufträge und den Service der Produkte zuständig sind und einer Bürokraft, welche sich um die verwaltenden Tätigkeiten des Unternehmens kümmert. </text:p>
      <text:p text:style-name="P3">Zu den Hauptaufgaben des Firmeninhabers gehört es die Kunden im Außendienst vor Ort über die Produkte zu beraten und ihnen Angebote zu unterbreiten. </text:p>
      <text:p text:style-name="P3"/>
      <text:p text:style-name="P3">Aufgrund eines erhöhten Aufkommens an <text:span text:style-name="T3">A</text:span>ufträgen die vom Kunden abgelehnt wurden, sieht sich der Firmeninhaber vor dem Problem stehen, dass er sehr häufig einen hohen Anteil seiner Arbeitszeit auch für die nicht in Auftrag gegebenen Beratungen aufwenden muss.</text:p>
      <text:p text:style-name="P3">Diese aufgewendeten Zeiten führen dazu, dass andere potentielle Kunden nicht angefahren werden können und das Unternehmen dadurch ein erhöhtes Kostenvolumen vorweist.</text:p>
      <text:p text:style-name="P3">Um die Lücke zwischen den aufgrund der anfallenden Kosten abgelehnten Angebote und den dazugehörigen Beratungen teilweise zu schließen, hat sich der Firmeninhaber dazu entschlossen eine Webanwendung in Form eines Produktkonfigurators in Auftrag zu geben. </text:p>
      <text:p text:style-name="P3"/>
      <text:p text:style-name="P9">1.2. Projektziel</text:p>
      <text:p text:style-name="P3">Ziel des Projektes ist es eine Webanwendung zu entwickeln, die es Interessenten ermöglicht, sich die nachgefragten Produkte im Vorfeld über den Produktkonfigurator zusammenzustellen und sich </text:p>
      <text:p text:style-name="P3">so eine Preisvorstellung holen zu können. </text:p>
      <text:p text:style-name="P3">Der Produktkonfigurator soll auf die schon bestehende Webseite des Unternehmens integriert werden und dort für den Kunden a<text:span text:style-name="T18">b</text:span>rufbar sein.</text:p>
      <text:p text:style-name="P8"/>
      <text:p text:style-name="P8"><text:soft-page-break/>1.4. Projektbegründung</text:p>
      <text:p text:style-name="P8">Dem Projekt liegt die Tatsache zugrunde, dass aufgrund erhöhter saisonal schwankender Anfragen die Kosten für die jeweiligen Beratungsgespräche und anderer zusätzlicher Aufwendungen gestiegen sind. Durch die Möglichkeit des Kunden sich mittels Konfigurator über die Preise zu informieren, sinkt die Wahrscheinlichkeit dass es zu einer Ablehnung kommt. <text:s text:c="2"/></text:p>
      <text:p text:style-name="P8">Es soll verhindert werden, dass Angebote aufgrund zu hoher Aufwendung seitens des Kunden abgelehnt werden.</text:p>
      <text:p text:style-name="P8"/>
      <text:p text:style-name="P11">1.5 <text:span text:style-name="T4">Projektabgrenzung</text:span></text:p>
      <text:p text:style-name="P3">Der Produktkonfigurator soll lediglich der Informationsgewinnung dienen und erstellt keine rechtlich-verbindlichen Angebote.</text:p>
      <text:p text:style-name="P3">Es wird kein Bezahlsystem integriert und es handelt sich nicht um einen Online-Shop.</text:p>
      <text:p text:style-name="P3">Die Eingaben die der Benutzer tätigt, ermöglichen es ihm lediglich eine preisliche Vorstellung seiner gewünschten Produkte zu erhalten. Für verbindliche Aufträge muss immer noch der Firmeninhaber in den Außendienst. <text:s text:c="5"/></text:p>
      <text:p text:style-name="P2"/>
      <text:p text:style-name="P2"/>
      <text:p text:style-name="P12">2. Projektorganisation</text:p>
      <text:p text:style-name="P5"/>
      <text:p text:style-name="P6">Das Projekt wird in aufeinander aufbauenden Projektphasen gegliedert, um die Umsetzung übersichtlich und strukturiert zu gestalten. <text:s/></text:p>
      <text:p text:style-name="P6">Die zeitliche Gliederung orientiert sich an den für das Projekt vorgegebenen 70h und beinhaltet die in der Tabelle 1 aufgelisteten Phasen. <text:s/></text:p>
      <text:p text:style-name="P6"/>
      <table:table table:name="Tabelle1" table:style-name="Tabelle1">
        <table:table-column table:style-name="Tabelle1.A"/>
        <table:table-column table:style-name="Tabelle1.B"/>
        <table:table-row>
          <table:table-cell table:style-name="Tabelle1.A1" office:value-type="string">
            <text:p text:style-name="P15">Projektphase</text:p>
          </table:table-cell>
          <table:table-cell table:style-name="Tabelle1.B1" office:value-type="string">
            <text:p text:style-name="P15">Stunden</text:p>
          </table:table-cell>
        </table:table-row>
        <table:table-row>
          <table:table-cell table:style-name="Tabelle1.A2" office:value-type="string">
            <text:p text:style-name="P15">Analyse</text:p>
          </table:table-cell>
          <table:table-cell table:style-name="Tabelle1.B2" office:value-type="string">
            <text:p text:style-name="P15">5</text:p>
          </table:table-cell>
        </table:table-row>
        <table:table-row>
          <table:table-cell table:style-name="Tabelle1.A2" office:value-type="string">
            <text:p text:style-name="P15">Entwurfsplanung</text:p>
          </table:table-cell>
          <table:table-cell table:style-name="Tabelle1.B2" office:value-type="string">
            <text:p text:style-name="P15">7</text:p>
          </table:table-cell>
        </table:table-row>
        <table:table-row>
          <table:table-cell table:style-name="Tabelle1.A2" office:value-type="string">
            <text:p text:style-name="P15">Realisierung</text:p>
          </table:table-cell>
          <table:table-cell table:style-name="Tabelle1.B2" office:value-type="string">
            <text:p text:style-name="P15">40</text:p>
          </table:table-cell>
        </table:table-row>
        <table:table-row>
          <table:table-cell table:style-name="Tabelle1.A2" office:value-type="string">
            <text:p text:style-name="P15">Tests / Qualitätssicherung</text:p>
          </table:table-cell>
          <table:table-cell table:style-name="Tabelle1.B2" office:value-type="string">
            <text:p text:style-name="P15">6</text:p>
          </table:table-cell>
        </table:table-row>
        <table:table-row>
          <table:table-cell table:style-name="Tabelle1.A6" office:value-type="string">
            <text:p text:style-name="P15">Projektdokumentation</text:p>
          </table:table-cell>
          <table:table-cell table:style-name="Tabelle1.B2" office:value-type="string">
            <text:p text:style-name="P15">12</text:p>
          </table:table-cell>
        </table:table-row>
        <table:table-row table:style-name="Tabelle1.7">
          <table:table-cell table:style-name="Tabelle1.A7" office:value-type="string">
            <text:p text:style-name="P15"/>
          </table:table-cell>
          <table:table-cell table:style-name="Tabelle1.B7" office:value-type="string">
            <text:p text:style-name="P15"/>
          </table:table-cell>
        </table:table-row>
        <table:table-row>
          <table:table-cell table:style-name="Tabelle1.A8" office:value-type="string">
            <text:p text:style-name="P15">Gesamt</text:p>
          </table:table-cell>
          <table:table-cell table:style-name="Tabelle1.B8" office:value-type="string">
            <text:p text:style-name="P15">70</text:p>
          </table:table-cell>
        </table:table-row>
      </table:table>
      <text:p text:style-name="Table">Tabelle <text:sequence text:ref-name="refTable0" text:name="Table" text:formula="ooow:Table+1" style:num-format="1">1</text:sequence>: zeitliche Gliederung der Projektphasen</text:p>
      <text:p text:style-name="P5"/>
      <text:p text:style-name="P5"/>
      <text:p text:style-name="P5"/>
      <text:p text:style-name="P5"/>
      <text:p text:style-name="P5"/>
      <text:p text:style-name="P5"><text:soft-page-break/>2.1 Vorgehensmodell</text:p>
      <text:p text:style-name="P5"/>
      <text:p text:style-name="P6">Um die einzelnen Schritte für die Planung und Umsetzung des Projektes herauszuarbeiten, werden anhand von User-Storys und deren Implementierung die Anforderungen an die Anwendung identifiziert. Diese können in unterschiedliche Kategorien gegliedert werden, welche dann in ein Kanban-Board als Ticket aufgenommen werden. Die Spalten des Boards werden in </text:p>
      <text:p text:style-name="P6">„To-Do´s“, „in Progress“ und „Done“ unterteilt. <text:span text:style-name="T13">Das Kanban Board wird in die zwei Kategorien „Frontend“ und „Backend“ unterteilt, um so eine übersichtliche Trennung der jeweiligen Tickets für die unterschiedlichen Anwendungsschichten zu gewährleisten.</text:span></text:p>
      <text:p text:style-name="P5"/>
      <text:p text:style-name="P5">/* Hier ein Snippet eines fiktiven Kanban-Boards */</text:p>
      <text:p text:style-name="P5"><text:s/></text:p>
      <text:p text:style-name="P5"/>
      <text:p text:style-name="P12">3. Analyse</text:p>
      <text:p text:style-name="P5"/>
      <text:p text:style-name="P6">3.1 Ist-Analyse</text:p>
      <text:p text:style-name="P6">Für die Umsetzung des Projektes mussten zuerst die Anforderungen an den Produkt-Konfigurator seitens der Firma HJG-Grossmann e.K. ermittelt werden. Die Eingaben die der User zur Bedienung des Konfigurators machen soll, müssen den aus dem laufenden Betrieb stammenden Produktspezifikationen entsprechen. Da das Hauptgeschäft des Unternehmens aus der Produktion von Fliegengitter<text:span text:style-name="T18">n</text:span> für Fenster und Türen und dem Vertrieb von Rollläden und Markisen besteht, mussten die verschiedenen Produkttypen und ihre voneinander unabhängigen Eigenschaften aufgenommen werden.</text:p>
      <text:p text:style-name="P13"><text:span text:style-name="T4">Aufgrund der vom Kunden in den Konfigurator eingegebenen Maße und Spezifikationen des Produkt</text:span><text:span text:style-name="T5">e</text:span><text:span text:style-name="T4">s, ermittelt der Konfigurator den Preis.</text:span></text:p>
      <text:p text:style-name="P6">Letztlich soll die Anwendung auf der schon bestehenden Webseite des Unternehmens abrufbar sein und damit auf dem Server des <text:span text:style-name="T18">H</text:span>osters lauffähig sein.</text:p>
      <text:p text:style-name="P6"/>
      <text:p text:style-name="P6">3.2 Soll-Konzept</text:p>
      <text:p text:style-name="P25"><text:span text:style-name="T4">Um die ermittelten Anwendungsfälle abzudecken und es dem User so zu ermöglichen die gewünschten Produkte zu spezifizieren, soll eine Single Page Application ( SPA ) programmiert werden, die Inhalte je nach ausgewählter Produktkategorie generisch abbildet. Für die Kommunikation zwischen dem User und dem Konfigurator wird eine clientseitige Eingabemaske </text:span><text:span text:style-name="T8">mit den jeweiligen Spezifikationen des zu konfigurierenden Produkt</text:span><text:span text:style-name="T6">e</text:span><text:span text:style-name="T8">s benötigt.</text:span><text:span text:style-name="T4"> </text:span></text:p>
      <text:p text:style-name="P14"><text:span text:style-name="T4">Diese soll die Möglichkeit bieten den jeweiligen Produkttypen auszuwählen und das Produkt zu erstellen. Sobald ein Produkt spezifiziert wurde, </text:span><text:span text:style-name="T9">wird der Preis ermittelt</text:span><text:span text:style-name="T4">. </text:span><text:span text:style-name="T9">Für die Preisfindung </text:span><text:span text:style-name="T5">benötigt es laufende Meter Preise </text:span><text:span text:style-name="T9">der</text:span><text:span text:style-name="T5"> Materialkosten aus der Produktion, sowie eine pauschale Gebühr für die Montage der Elemente.</text:span><text:span text:style-name="T7"> </text:span></text:p>
      <text:p text:style-name="P7"><text:soft-page-break/>3.3 Wirtschaftlichkeit</text:p>
      <text:p text:style-name="P7">Um den betriebswirtschaftlichen Nutzen der Anwendung zu ermitteln, werden die Auftragsausfälle und deren Aufwendungen aufsummiert und mit den Entwicklungskosten verglichen. </text:p>
      <text:p text:style-name="P7">Bei einer Anzahl von 50 Vor-Ort-Beratungen im Monat werden im Durchschnitt 10% als abgelehnte <text:s/>Aufträge verbucht. Für einen Beratungstermin werden 2,5 Stunden inkl. Anfahrt eingeplant. Bei einem Stundensatz des Firmeninhabers von <text:span text:style-name="T13">56</text:span>€ und einer Anfahrtspauschale von <text:span text:style-name="T13">2</text:span>0€ lässt sich folgende Kostenaufstellung durchführen. </text:p>
      <text:p text:style-name="P7"/>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column table:style-name="Tabelle2.H"/>
        <table:table-row>
          <table:table-cell table:style-name="Tabelle2.A1" table:number-columns-spanned="8" office:value-type="string">
            <text:p text:style-name="P16">Kosten für Beratung <text:span text:style-name="T10">&amp; Entwicklung</text:span></text:p>
          </table:table-cell>
          <table:covered-table-cell/>
          <table:covered-table-cell/>
          <table:covered-table-cell/>
          <table:covered-table-cell/>
          <table:covered-table-cell/>
          <table:covered-table-cell/>
          <table:covered-table-cell/>
        </table:table-row>
        <table:table-row>
          <table:table-cell table:style-name="Tabelle2.A2" office:value-type="string">
            <text:p text:style-name="P16">Bezeichnung</text:p>
          </table:table-cell>
          <table:table-cell table:style-name="Tabelle2.A2" table:number-columns-spanned="2" office:value-type="string">
            <text:p text:style-name="P16">Dauer [ h ]</text:p>
          </table:table-cell>
          <table:covered-table-cell/>
          <table:table-cell table:style-name="Tabelle2.A2" table:number-columns-spanned="2" office:value-type="string">
            <text:p text:style-name="P16">Stundensatz [ € ]</text:p>
          </table:table-cell>
          <table:covered-table-cell/>
          <table:table-cell table:style-name="Tabelle2.A2" office:value-type="string">
            <text:p text:style-name="P16">Pauschale [ € ]</text:p>
          </table:table-cell>
          <table:table-cell table:style-name="Tabelle2.G2" table:number-columns-spanned="2" office:value-type="string">
            <text:p text:style-name="P16"><text:s/>Summe [ € ]</text:p>
          </table:table-cell>
          <table:covered-table-cell/>
        </table:table-row>
        <table:table-row>
          <table:table-cell table:style-name="Tabelle2.A3" office:value-type="string">
            <text:p text:style-name="P16">Firmeninhaber</text:p>
          </table:table-cell>
          <table:table-cell table:style-name="Tabelle2.B3" table:number-columns-spanned="2" office:value-type="string">
            <text:p text:style-name="P16">2,5</text:p>
          </table:table-cell>
          <table:covered-table-cell/>
          <table:table-cell table:style-name="Tabelle2.D3" table:number-columns-spanned="2" office:value-type="string">
            <text:p text:style-name="P24">56</text:p>
          </table:table-cell>
          <table:covered-table-cell/>
          <table:table-cell table:style-name="Tabelle2.F3" office:value-type="string">
            <text:p text:style-name="P16">-</text:p>
          </table:table-cell>
          <table:table-cell table:style-name="Tabelle2.G3" table:number-columns-spanned="2" office:value-type="string">
            <text:p text:style-name="P16">1<text:span text:style-name="T13">40</text:span></text:p>
          </table:table-cell>
          <table:covered-table-cell/>
        </table:table-row>
        <table:table-row>
          <table:table-cell table:style-name="Tabelle2.A3" office:value-type="string">
            <text:p text:style-name="P18"><text:s/>Anfahrtspauschale</text:p>
          </table:table-cell>
          <table:table-cell table:style-name="Tabelle2.B4" table:number-columns-spanned="2" office:value-type="string">
            <text:p text:style-name="P17">-</text:p>
          </table:table-cell>
          <table:covered-table-cell/>
          <table:table-cell table:style-name="Tabelle2.D4" table:number-columns-spanned="2" office:value-type="string">
            <text:p text:style-name="P16">-</text:p>
          </table:table-cell>
          <table:covered-table-cell/>
          <table:table-cell table:style-name="Tabelle2.F4" office:value-type="string">
            <text:p text:style-name="P16"><text:span text:style-name="T13">2</text:span>0</text:p>
          </table:table-cell>
          <table:table-cell table:style-name="Tabelle2.G4" table:number-columns-spanned="2" office:value-type="string">
            <text:p text:style-name="P16"><text:span text:style-name="T13">2</text:span>0</text:p>
          </table:table-cell>
          <table:covered-table-cell/>
        </table:table-row>
        <table:table-row>
          <table:table-cell table:style-name="Tabelle2.A3" office:value-type="string">
            <text:p text:style-name="P19">Entwicklung</text:p>
          </table:table-cell>
          <table:table-cell table:style-name="Tabelle2.B4" table:number-columns-spanned="2" office:value-type="string">
            <text:p text:style-name="P23">70</text:p>
          </table:table-cell>
          <table:covered-table-cell/>
          <table:table-cell table:style-name="Tabelle2.D4" table:number-columns-spanned="2" office:value-type="string">
            <text:p text:style-name="P23">-</text:p>
          </table:table-cell>
          <table:covered-table-cell/>
          <table:table-cell table:style-name="Tabelle2.F4" office:value-type="string">
            <text:p text:style-name="P16">-</text:p>
          </table:table-cell>
          <table:table-cell table:style-name="Tabelle2.G4" table:number-columns-spanned="2" office:value-type="string">
            <text:p text:style-name="P23">0</text:p>
          </table:table-cell>
          <table:covered-table-cell/>
        </table:table-row>
        <table:table-row>
          <table:table-cell table:style-name="Tabelle2.A2" office:value-type="string">
            <text:p text:style-name="P16">Gesamt</text:p>
          </table:table-cell>
          <table:table-cell table:style-name="Tabelle2.B6" table:number-columns-spanned="2" office:value-type="string">
            <text:p text:style-name="P17"/>
          </table:table-cell>
          <table:covered-table-cell/>
          <table:table-cell table:style-name="Tabelle2.B6" table:number-columns-spanned="2" office:value-type="string">
            <text:p text:style-name="P17"/>
          </table:table-cell>
          <table:covered-table-cell/>
          <table:table-cell table:style-name="Tabelle2.B6" office:value-type="string">
            <text:p text:style-name="P16"/>
          </table:table-cell>
          <table:table-cell table:style-name="Tabelle2.G2" table:number-columns-spanned="2" office:value-type="string">
            <text:p text:style-name="P16">1<text:span text:style-name="T13">6</text:span>0</text:p>
          </table:table-cell>
          <table:covered-table-cell/>
        </table:table-row>
        <table:table-row>
          <table:table-cell table:style-name="Tabelle2.A7" table:number-columns-spanned="8" office:value-type="string">
            <text:p text:style-name="P16">Kosten bei 10%-<text:span text:style-name="T13">iger</text:span> Ausfallquote / Monat</text:p>
          </table:table-cell>
          <table:covered-table-cell/>
          <table:covered-table-cell/>
          <table:covered-table-cell/>
          <table:covered-table-cell/>
          <table:covered-table-cell/>
          <table:covered-table-cell/>
          <table:covered-table-cell/>
        </table:table-row>
        <table:table-row>
          <table:table-cell table:style-name="Tabelle2.A8" table:number-columns-spanned="2" office:value-type="string">
            <text:p text:style-name="P16">Bezeichnung</text:p>
          </table:table-cell>
          <table:covered-table-cell/>
          <table:table-cell table:style-name="Tabelle2.A8" table:number-columns-spanned="2" office:value-type="string">
            <text:p text:style-name="P16">Anzahl</text:p>
          </table:table-cell>
          <table:covered-table-cell/>
          <table:table-cell table:style-name="Tabelle2.A8" table:number-columns-spanned="3" office:value-type="string">
            <text:p text:style-name="P16">Betrag [ € ]</text:p>
          </table:table-cell>
          <table:covered-table-cell/>
          <table:covered-table-cell/>
          <table:table-cell table:style-name="Tabelle2.H8" office:value-type="string">
            <text:p text:style-name="P16">Summe [ € ]</text:p>
          </table:table-cell>
        </table:table-row>
        <table:table-row>
          <table:table-cell table:style-name="Tabelle2.B6" table:number-columns-spanned="2" office:value-type="string">
            <text:p text:style-name="P16">Auftragsausfall</text:p>
          </table:table-cell>
          <table:covered-table-cell/>
          <table:table-cell table:style-name="Tabelle2.B6" table:number-columns-spanned="2" office:value-type="string">
            <text:p text:style-name="P16">5</text:p>
          </table:table-cell>
          <table:covered-table-cell/>
          <table:table-cell table:style-name="Tabelle2.B6" table:number-columns-spanned="3" office:value-type="string">
            <text:p text:style-name="P16">1<text:span text:style-name="T13">6</text:span>0</text:p>
          </table:table-cell>
          <table:covered-table-cell/>
          <table:covered-table-cell/>
          <table:table-cell table:style-name="Tabelle2.A7" office:value-type="string">
            <text:p text:style-name="P24">800</text:p>
          </table:table-cell>
        </table:table-row>
      </table:table>
      <text:p text:style-name="Table">Tabelle <text:sequence text:ref-name="refTable1" text:name="Table" text:formula="ooow:Table+1" style:num-format="1">2</text:sequence>: Kostenaufstellung </text:p>
      <text:p text:style-name="P32">Bei monatlichen Ausfallkosten in Höhe von <text:span text:style-name="T13">800</text:span>€ und Entwicklungskosten von 0€ ist die Anwendung <text:span text:style-name="T10">wirtschaftlich und hätte sich </text:span><text:span text:style-name="T11">nach der ersten Nutzung </text:span><text:span text:style-name="T10">amortisiert</text:span>.</text:p>
      <text:p text:style-name="P20"/>
      <text:p text:style-name="P34">4. Entwurfsphase</text:p>
      <text:p text:style-name="P28"/>
      <text:p text:style-name="P29">4.1 Auswahl der Technologien</text:p>
      <text:p text:style-name="P21"><text:span text:style-name="T15">Für die Typisierung und Darstellung der Applikationselemente im Frontend fiel die Wahl auf </text:span>React mit TypeS<text:span text:style-name="T15">c</text:span>ript <text:span text:style-name="T16">und FluentUI als GUI-Komponentenbibliothek. </text:span><text:span text:style-name="T15">Für die serverseitige Verarbeitung der Daten </text:span><text:span text:style-name="T16">im</text:span><text:span text:style-name="T15"> Backend </text:span><text:span text:style-name="T16">wird</text:span><text:span text:style-name="T15"> </text:span><text:span text:style-name="T16">mit </text:span><text:span text:style-name="T18">dem </text:span><text:span text:style-name="T15">Spring Boot </text:span><text:span text:style-name="T16">und Java </text:span><text:span text:style-name="T15">entwickelt. </text:span><text:span text:style-name="T18">Um die Datenpersistenz zu gewährleisten</text:span><text:span text:style-name="T15"> wird eine Dokumenten basierte Repository Struktur für die Verwendung von MongoDB in die Anwendung integriert.</text:span> <text:span text:style-name="T16">Zur</text:span><text:span text:style-name="T15"> Versionsverwaltung wird zusätzlich ein Git-Repository erstellt, welches mit der Entwicklungsumgebung verbunden ist und den aktuellen Code versioniert.</text:span></text:p>
      <text:p text:style-name="P31">Als Projektmanagementtool wird <text:span text:style-name="T17">die Kanban-</text:span><text:span text:style-name="T18">S</text:span><text:span text:style-name="T17">oftware </text:span>„Click-Up“ zum Verwalten der erstellten Tickets verwendet.</text:p>
      <text:p text:style-name="P31"/>
      <text:p text:style-name="P33"/>
      <text:p text:style-name="P33"><text:soft-page-break/>4.2 Entwurf des Frontends</text:p>
      <text:p text:style-name="P33">Um das Frontend zu erzeugen wird eine React Anwendung mit der für das React-Famework typischen Ordnerstruktur inklusive sämtlicher Konfigurationen für TypeScript und die Installation der <text:span text:style-name="T20">node_modules</text:span> angelegt. Der Quellcode mit den Anwendungsdateien wird gegliedert in <text:span text:style-name="T22">components</text:span><text:span text:style-name="T21">, </text:span><text:span text:style-name="T22">layout</text:span><text:span text:style-name="T21">, </text:span><text:span text:style-name="T22">pages, </text:span><text:span text:style-name="T21">types.</text:span> Innerhalb des components-Ordner befinden sich die im späteren von der Anwendung generierten React-TypeScript Funktionen, welche im weiteren Verlauf der Dokumentation nur noch als <text:span text:style-name="T20">.tsx</text:span> Dateien bezeichnet werden. </text:p>
      <text:p text:style-name="P33"/>
      <text:p text:style-name="P33"/>
      <text:p text:style-name="P33"/>
      <text:p text:style-name="P21"><text:s/></text:p>
      <text:p text:style-name="P22"/>
      <text:p text:style-name="P20"/>
      <text:p text:style-name="P10"/>
      <text:p text:style-name="P10"/>
      <text:p text:style-name="P10"/>
      <text:p text:style-name="P10"/>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18T12:27:38.522000000</meta:creation-date>
    <dc:date>2022-11-06T18:56:31.318000000</dc:date>
    <meta:editing-duration>PT21H7M44S</meta:editing-duration>
    <meta:editing-cycles>14</meta:editing-cycles>
    <meta:generator>LibreOffice/7.4.1.2$Windows_X86_64 LibreOffice_project/3c58a8f3a960df8bc8fd77b461821e42c061c5f0</meta:generator>
    <meta:document-statistic meta:table-count="2" meta:image-count="0" meta:object-count="0" meta:page-count="5" meta:paragraph-count="97" meta:word-count="1107" meta:character-count="8198" meta:non-whitespace-character-count="7153"/>
  </office:meta>
</office:document-meta>
</file>